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573cm" svg:height="5.461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1-25T16:48:46</meta:creation-date>
    <dc:date>2017-02-20T13:31:14</dc:date>
    <dc:creator>Lu Ding</dc:creator>
    <meta:editing-duration>PT7H37M31S</meta:editing-duration>
    <meta:editing-cycles>7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scientific-number number:decimal-places="0" number:min-integer-digits="1" number:min-exponent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svg:stroke-width="0.025cm" draw:fill="solid" draw:fill-color="#ffffff"/>
      <style:text-properties fo:font-family="'Times New Roman'" style:font-style-name="Normal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116">
      <style:chart-properties chart:display-label="true" chart:logarithmic="tru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>
      <style:graphic-properties draw:stroke="dash" draw:stroke-dash="Ultrafine_20_Dashed"/>
    </style:style>
    <style:style style:name="ch9" style:family="chart" style:data-style-name="N8000">
      <style:chart-properties chart:symbol-type="named-symbol" chart:symbol-name="square" chart:symbol-width="0.2cm" chart:symbol-height="0.2cm" chart:link-data-style-to-source="false"/>
      <style:graphic-properties svg:stroke-width="0.025cm" svg:stroke-color="#0000cc" draw:fill-color="#0000cc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diamond" chart:symbol-width="0.25cm" chart:symbol-height="0.25cm" chart:link-data-style-to-source="false"/>
      <style:graphic-properties svg:stroke-width="0.025cm" svg:stroke-color="#cc0000" draw:fill-color="#cc0000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down" chart:symbol-width="0.25cm" chart:symbol-height="0.25cm" chart:link-data-style-to-source="false"/>
      <style:graphic-properties svg:stroke-width="0.025cm" svg:stroke-color="#009900" draw:fill-color="#0099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51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74cm" svg:height="5.462cm" xlink:href="." xlink:type="simple" chart:class="chart:line" chart:style-name="ch1">
        <chart:legend svg:x="7.267cm" svg:y="2.389cm" style:legend-expansion="custom" chartooo:width="2.878cm" chartooo:height="1.604cm" style:legend-expansion-aspect-ratio="1.79426433915212" chart:style-name="ch2"/>
        <chart:plot-area chart:style-name="ch3" chart:data-source-has-labels="both" svg:x="0.778cm" svg:y="0.476cm" svg:width="9.601cm" svg:height="4.243cm">
          <chartooo:coordinate-region svg:x="1.791cm" svg:y="0.673cm" svg:width="8.494cm" svg:height="3.403cm"/>
          <chart:axis chart:dimension="x" chart:name="primary-x" chart:style-name="ch4" chartooo:axis-type="text">
            <chart:title svg:x="4.382cm" svg:y="4.746cm" chart:style-name="ch5">
              <text:p>mmax=nmax</text:p>
            </chart:title>
            <chart:categories table:cell-range-address="local-table.$A$2:.$A$6"/>
          </chart:axis>
          <chart:axis chart:dimension="y" chart:name="primary-y" chart:style-name="ch6">
            <chart:title svg:x="0cm" svg:y="3.516cm" chart:style-name="ch7">
              <text:p>time [sec]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_ext</text:p>
              </table:table-cell>
              <table:table-cell office:value-type="string">
                <text:p>F_id</text:p>
              </table:table-cell>
              <table:table-cell office:value-type="string">
                <text:p>F_ex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">
                <text:p>0.021</text:p>
              </table:table-cell>
              <table:table-cell office:value-type="float" office:value="0.156">
                <text:p>0.156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5293">
                <text:p>0.265293</text:p>
              </table:table-cell>
              <table:table-cell office:value-type="float" office:value="1.173488333">
                <text:p>1.173488333</text:p>
              </table:table-cell>
              <table:table-cell office:value-type="float" office:value="1.972367">
                <text:p>1.972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8233">
                <text:p>0.658233</text:p>
              </table:table-cell>
              <table:table-cell office:value-type="float" office:value="2.185668">
                <text:p>2.185668</text:p>
              </table:table-cell>
              <table:table-cell office:value-type="float" office:value="4.080379667">
                <text:p>4.080379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0758">
                <text:p>1.590758</text:p>
              </table:table-cell>
              <table:table-cell office:value-type="float" office:value="5.728462667">
                <text:p>5.728462667</text:p>
              </table:table-cell>
              <table:table-cell office:value-type="float" office:value="9.378240667">
                <text:p>9.378240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16663">
                <text:p>2.216663</text:p>
              </table:table-cell>
              <table:table-cell office:value-type="float" office:value="8.560365333">
                <text:p>8.560365333</text:p>
              </table:table-cell>
              <table:table-cell office:value-type="float" office:value="16.080222">
                <text:p>16.080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